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4c4c4c" draw:textarea-horizontal-align="justify" draw:textarea-vertical-align="top" draw:auto-grow-height="false"/>
    </style:style>
    <style:style style:name="gr2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7" style:family="graphic" style:parent-style-name="standard">
      <style:graphic-properties svg:stroke-color="#333333" draw:fill="solid" draw:fill-color="#b3b3b3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7" draw:id="id7" draw:layer="layout" svg:width="9.2cm" svg:height="6.9cm" svg:x="9.9cm" svg:y="5.7cm">
          <text:p text:style-name="P1"><text:span text:style-name="T1">Compile Output Rece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7.8cm" svg:height="10.9cm" svg:x="1cm" svg:y="5.9cm">
          <text:p text:style-name="P1"><text:span text:style-name="T2">Compile Dock</text:span></text:p>
          <text:p text:style-name="P1"><text:span text:style-name="T1">(KCCompileDock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cm" svg:height="4.266cm" svg:x="1.1cm" svg:y="7.52cm">
          <text:p text:style-name="P3"><text:span text:style-name="T1">Plain Text 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7.6cm" svg:height="4.8cm" svg:x="1.1cm" svg:y="11.893cm">
          <text:p text:style-name="P3"><text:span text:style-name="T1">Treeview Style 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16.1cm" svg:height="2.2cm" svg:x="9.9cm" svg:y="14.7cm">
          <text:p text:style-name="P1"><text:span text:style-name="T1">Tab Manager</text:span></text:p>
          <text:p text:style-name="P1"><text:span text:style-name="T1">openAndJumpTo(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1" draw:layer="layout" svg:width="16.1cm" svg:height="1.7cm" svg:x="9.9cm" svg:y="12.8cm">
          <text:p text:style-name="P1"><text:span text:style-name="T1">Code Edi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6.7cm" svg:height="1.7cm" svg:x="19.3cm" svg:y="10.9cm">
          <text:p text:style-name="P1"><text:span text:style-name="T1">Text Edi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11" draw:id="id11" draw:layer="layout" svg:width="6.7cm" svg:height="5cm" svg:x="19.3cm" svg:y="5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6" draw:id="id6" draw:layer="layout" svg:width="6.498cm" svg:height="4.8cm" svg:x="19.401cm" svg:y="5.8cm">
          <text:p text:style-name="P1"><text:span text:style-name="T1">KCLanguageMode</text:span></text:p>
          <text:p text:style-name="P1"><text:span text:style-name="T1">Comp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9cm" svg:height="2.853cm" svg:x="10cm" svg:y="6.7cm">
          <text:p text:style-name="P1"><text:span text:style-name="T1">CompileOutputText</text:span></text:p>
          <text:p text:style-name="P1"><text:span text:style-name="T1">(QtextDocument – plainTex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5.6cm" svg:height="1.6cm" svg:x="36.6cm" svg:y="9.6cm">
          <text:p text:style-name="P1"><text:span text:style-name="T1">Compi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9cm" svg:height="2.9cm" svg:x="10cm" svg:y="9.6cm">
          <text:p text:style-name="P1"><text:span text:style-name="T1">CompileOutputModel</text:span></text:p>
          <text:p text:style-name="P1"><text:span text:style-name="T1">(for QTreeView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draw:line-skew="-0.101cm" svg:x1="8.7cm" svg:y1="14.293cm" svg:x2="9.9cm" svg:y2="15.8cm" draw:start-shape="id1" draw:start-glue-point="7" draw:end-shape="id2" draw:end-glue-point="5" svg:d="m8700 14293h500v1507h700" svg:viewBox="0 0 1201 1508">
          <text:p/>
        </draw:connector>
        <draw:custom-shape draw:style-name="gr5" draw:text-style-name="P1" draw:layer="layout" svg:width="9.2cm" svg:height="2.2cm" svg:x="26.8cm" svg:y="14.7cm">
          <text:p text:style-name="P1"><text:span text:style-name="T2">KCCompilerB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draw:layer="layout" svg:width="9.2cm" svg:height="9.1cm" svg:x="26.8cm" svg:y="5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3" draw:id="id3" draw:layer="layout" svg:width="9cm" svg:height="4.8cm" svg:x="26.9cm" svg:y="5.5cm">
          <text:p text:style-name="P1"><text:span text:style-name="T1">Compile</text:span></text:p>
          <text:p text:style-name="P1"><text:span text:style-name="T1">Kill(Stop Compil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5" draw:id="id5" draw:layer="layout" svg:width="9cm" svg:height="3.9cm" svg:x="26.9cm" svg:y="10.5cm">
          <text:p text:style-name="P1"><text:span text:style-name="T1">Get Original Output</text:span></text:p>
          <text:p text:style-name="P1"><text:span text:style-name="T1">Parse 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svg:x1="35.9cm" svg:y1="7.9cm" svg:x2="39.4cm" svg:y2="9.6cm" draw:start-shape="id3" draw:start-glue-point="7" draw:end-shape="id4" draw:end-glue-point="4" svg:d="m35900 7900h3500v1700" svg:viewBox="0 0 3501 1701">
          <text:p/>
        </draw:connector>
        <draw:connector draw:style-name="gr8" draw:text-style-name="P3" draw:layer="layout" svg:x1="39.4cm" svg:y1="11.2cm" svg:x2="35.9cm" svg:y2="12.45cm" draw:start-shape="id4" draw:start-glue-point="6" draw:end-shape="id5" draw:end-glue-point="7" svg:d="m39400 11200v1250h-3500" svg:viewBox="0 0 3501 1251">
          <text:p/>
        </draw:connector>
        <draw:connector draw:style-name="gr8" draw:text-style-name="P3" draw:layer="layout" draw:line-skew="-0.106cm" svg:x1="25.899cm" svg:y1="8.2cm" svg:x2="26.9cm" svg:y2="7.9cm" draw:start-shape="id6" draw:start-glue-point="7" draw:end-shape="id3" draw:end-glue-point="5" svg:d="m25899 8200h395v-300h606" svg:viewBox="0 0 1002 301">
          <text:p/>
        </draw:connector>
        <draw:connector draw:style-name="gr8" draw:text-style-name="P3" draw:layer="layout" draw:line-skew="3.2cm -0.199cm" svg:x1="26.9cm" svg:y1="12.45cm" svg:x2="14.5cm" svg:y2="5.7cm" draw:start-shape="id5" draw:start-glue-point="5" draw:end-shape="id7" draw:end-glue-point="0" svg:d="m26900 12450h-700v-7450h-11700v700" svg:viewBox="0 0 12401 7451">
          <text:p/>
        </draw:connector>
        <draw:connector draw:style-name="gr8" draw:text-style-name="P3" draw:layer="layout" svg:x1="9.9cm" svg:y1="9.15cm" svg:x2="8.8cm" svg:y2="11.35cm" draw:start-shape="id7" draw:end-shape="id8" svg:d="m9900 9150h-550v2200h-550" svg:viewBox="0 0 1101 2201">
          <text:p/>
        </draw:connector>
        <draw:custom-shape draw:style-name="gr3" draw:text-style-name="P1" xml:id="id9" draw:id="id9" draw:layer="layout" svg:width="5.6cm" svg:height="1.6cm" svg:x="11.3cm" svg:y="3.2cm">
          <text:p text:style-name="P1"><text:span text:style-name="T1">U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0" draw:id="id10" draw:layer="layout" svg:width="5.6cm" svg:height="1.6cm" svg:x="19.9cm" svg:y="3.2cm">
          <text:p text:style-name="P1"><text:span text:style-name="T1">U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svg:x1="16.9cm" svg:y1="4cm" svg:x2="19.9cm" svg:y2="4cm" draw:start-shape="id9" draw:start-glue-point="7" draw:end-shape="id10" draw:end-glue-point="5" svg:d="m16900 4000h3000" svg:viewBox="0 0 3001 1">
          <text:p/>
        </draw:connector>
        <draw:connector draw:style-name="gr8" draw:text-style-name="P3" draw:layer="layout" svg:x1="22.7cm" svg:y1="4.8cm" svg:x2="22.65cm" svg:y2="5.7cm" draw:start-shape="id10" draw:start-glue-point="6" draw:end-shape="id11" draw:end-glue-point="4" svg:d="m22700 4800v451h-50v449" svg:viewBox="0 0 51 901">
          <text:p/>
        </draw:connector>
        <draw:connector draw:style-name="gr8" draw:text-style-name="P3" draw:layer="layout" svg:x1="4.9cm" svg:y1="5.9cm" svg:x2="11.3cm" svg:y2="4cm" draw:start-shape="id8" draw:start-glue-point="0" draw:end-shape="id9" draw:end-glue-point="5" svg:d="m4900 5900v-1900h6400" svg:viewBox="0 0 6401 1901">
          <text:p/>
        </draw:connector>
        <draw:frame draw:style-name="gr10" draw:text-style-name="P4" draw:layer="layout" svg:width="10.095cm" svg:height="1.195cm" svg:x="16.014cm" svg:y="1.537cm">
          <draw:text-box>
            <text:p text:style-name="P4"><text:span text:style-name="T3">File Compiling Instru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measure-align="in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3.2cm" fo:page-height="17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1T17:54:12.04</meta:creation-date>
    <dc:date>2013-12-31T19:42:33.74</dc:date>
    <meta:editing-duration>PT11M47S</meta:editing-duration>
    <meta:editing-cycles>1</meta:editing-cycles>
    <meta:document-statistic meta:object-count="28"/>
    <meta:generator>LibreOffice/4.0.4.2$Windows_x86 LibreOffice_project/9e9821abd0ffdbc09cd8c52eaa574fa09eb08f2</meta:generator>
  </office:meta>
</office:document-meta>
</file>